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lectStream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ollectStream</text:h>
                    <text:list>
                        <text:list-item>
                            <text:h text:style-name="Heading_20_2" text:outline-level="2">Description</text:h>
                        </text:list-item>
                    </text:list>
                </text:list-item>
            </text:list>

            <text:p text:style-name="Standard"><text:span>Concatenates a stream into a string. As data from the stream comes in chunks, they are concatenated into a string and sent to the data output. During the stream lifetime, this Action can repeatedly send the currently collected string through </text:span><text:span text:style-name="backtick">data</text:span><text:span>. Flow execution continues through the </text:span><text:span text:style-name="backtick">seqout</text:span><text:span> output when the stream is closed.</text:span></text:p><text:p text:style-name="Standard"/>

            
                <text:list xml:id="list_CollectStream2" text:continue-numbering="true" text:continue-list="list_CollectStream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lectStream6" text:continue-numbering="true" text:style-name="Outline">
                                                <text:list-item>
                                                    <text:list>
                                                        <text:list-item>
                                                            <text:list>
                                                                <text:list-item>
                                                                    <text:h text:style-name="Heading_20_3" text:outline-level="3">
                                                                        Stream
                                                                        <text:s text:c="4"/>
                                                                        <text:span text:style-name="T2">EXPRESSION (any)</text:span>
                                                                    </text:h>
                                                                </text:list-item>
                                                            </text:list>
                                                        </text:list-item>
                                                    </text:list>
                                                </text:list-item>
                                            </text:list>
                                            <text:p text:style-name="Standard"><text:span>A stream whose content will be concatenated into a string.</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lectStream7" text:continue-numbering="true" text:continue-list="list_CollectStream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lectStream8" text:continue-numbering="true" text:continue-list="list_CollectStream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llectStream9" text:continue-numbering="true" text:continue-list="list_CollectStream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llectStream10" text:continue-numbering="true" text:continue-list="list_CollectStream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lectStream11" text:continue-numbering="true" text:continue-list="list_CollectStream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ollectStream3" text:continue-numbering="true" text:continue-list="list_CollectStream2" text:style-name="Outline">
                    <text:list-item>
                        <text:list>
                            <text:list-item>
                                <text:h text:style-name="Heading_20_2" text:outline-level="2">Inputs</text:h>
                            </text:list-item>
                        </text:list>
                    </text:list-item>
                </text:list>

                
                            <text:list xml:id="list_CollectStream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CollectStream4" text:continue-numbering="true" text:continue-list="list_CollectStream3" text:style-name="Outline">
                    <text:list-item>
                        <text:list>
                            <text:list-item>
                                <text:h text:style-name="Heading_20_2" text:outline-level="2">Outputs</text:h>
                            </text:list-item>
                        </text:list>
                    </text:list-item>
                </text:list>

                
                            <text:list xml:id="list_CollectStream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through this output after the stream is closed.</text:span></text:p><text:p text:style-name="Standard"/>,
                            <text:list xml:id="list_CollectStream14"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ext:span>The concatenated string is sent through this output.
During the stream lifetime, a string can be sent several times, which will contain all the data collected until then (i.e. the string will grow over time as new data arrives).</text:span></text:p><text:p text:style-name="Standard"/>


            
                    <text:list xml:id="list_CollectStream5" text:continue-numbering="true" text:continue-list="list_CollectStream4" text:style-name="Outline">
                        <text:list-item>
                            <text:list>
                                <text:list-item>
                                    <text:h text:style-name="Heading_20_2" text:outline-level="2">Examples</text:h>
                                </text:list-item>
                            </text:list>
                        </text:list-item>
                    </text:list>
                    <text:p text:style-name="Standard"/>
                    <text:list xml:id="list_CollectStream15" text:style-name="List_20_1">
                    <text:list-item>
                            <text:p text:style-name="List_20_1_20_Start">
                            <text:span><text:span text:style-name="T1">RegExp Stream</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